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Verdana" officeooo:rsid="001f3c1d" officeooo:paragraph-rsid="001f3c1d"/>
    </style:style>
    <style:style style:name="P2" style:family="paragraph" style:parent-style-name="Standard">
      <style:text-properties style:font-name="Verdana" officeooo:rsid="001f7809" officeooo:paragraph-rsid="001f7809"/>
    </style:style>
    <style:style style:name="P3" style:family="paragraph" style:parent-style-name="Text_20_body">
      <style:text-properties style:font-name="Verdana" officeooo:rsid="001f7809" officeooo:paragraph-rsid="001f7809"/>
    </style:style>
    <style:style style:name="P4" style:family="paragraph" style:parent-style-name="Text_20_body">
      <style:text-properties style:font-name="Verdana" officeooo:rsid="00205c37" officeooo:paragraph-rsid="00205c37"/>
    </style:style>
    <style:style style:name="P5" style:family="paragraph" style:parent-style-name="Text_20_body">
      <style:text-properties style:font-name="Verdana" officeooo:rsid="0021a82f" officeooo:paragraph-rsid="0021a82f"/>
    </style:style>
    <style:style style:name="P6" style:family="paragraph" style:parent-style-name="Text_20_body">
      <style:text-properties officeooo:rsid="0021a82f" officeooo:paragraph-rsid="0021a82f"/>
    </style:style>
    <style:style style:name="P7" style:family="paragraph" style:parent-style-name="Title">
      <style:text-properties officeooo:rsid="001f7809" officeooo:paragraph-rsid="001f7809"/>
    </style:style>
    <style:style style:name="P8" style:family="paragraph" style:parent-style-name="Title">
      <style:text-properties officeooo:rsid="00205c37" officeooo:paragraph-rsid="00205c37"/>
    </style:style>
    <style:style style:name="P9" style:family="paragraph" style:parent-style-name="Title">
      <style:text-properties officeooo:rsid="0021a82f" officeooo:paragraph-rsid="0021a82f"/>
    </style:style>
    <style:style style:name="T1" style:family="text">
      <style:text-properties officeooo:rsid="001f7809"/>
    </style:style>
    <style:style style:name="T2" style:family="text">
      <style:text-properties style:font-name="Verdan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21a82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BASE DE DATOS</text:p>
      <text:p text:style-name="P1"><text:tab/>Las tablas intermedias usan un modelo en caso de tener campos extras que necesiten <text:span text:style-name="T1">guardar datos extras a la información que estas guardando.</text:span></text:p>
      <text:p text:style-name="P2"><text:tab/>En código, si guardas un campo en el modelo como <text:span text:style-name="T3">mapped</text:span><text:span text:style-name="T4"> este valor será automáticamente guardado cuando mandes un formulario completo y no le harás modificaciones antes.</text:span></text:p>
      <text:p text:style-name="P9">MVC-Modelo Vista Controlador</text:p>
      <text:p text:style-name="P4"><text:tab/>Un controlador maneja la información de las vistas, un servicio funciones específicas que tienen que ver directamente con la base de datos.</text:p>
      <text:p text:style-name="P4"><text:tab/>Las funciones se agregan en las servicios para pensar en la aplicación móvil que se hará de la página.</text:p>
      <text:p text:style-name="P4"><text:tab/>Las API son funciones de un servicio web externo y las mandas a llamar con los parámetros que ellos requieran y te regresan un JSON normalmente.</text:p>
      <text:p text:style-name="P9">ORM</text:p>
      <text:p text:style-name="P6"><text:tab/><text:span text:style-name="T2">Entity Manager es el que maneja a los modelos y todo el control de la base de datos.</text:span></text:p>
      <text:p text:style-name="P7">SYMFONY</text:p>
      <text:p text:style-name="P3"><text:tab/>Symfony genera sus propios formularios.</text:p>
      <text:p text:style-name="P3"><text:tab/>is_granted es una función propia del framework para verificar roles de usuario guardados en la sesión.</text:p>
      <text:p text:style-name="P3"><text:tab/>La ruta de la función que ocupas se escribe sobre la misma con el prefijo Route.</text:p>
      <text:p text:style-name="P3"><text:tab/>Un repository es donde se encuentran los métodos específicos para obtener información de una entidad.</text:p>
      <text:p text:style-name="P3"><text:tab/>Render : manda vista de ese controller.</text:p>
      <text:p text:style-name="P3"><text:tab/>Forward: Manda a llamar a otra función del mismo u otro controlador.</text:p>
      <text:p text:style-name="P3"><text:tab/>{{ parent() }} encuentra a la vista principal de la que incluye la vista actual.</text:p>
      <text:p text:style-name="P3"><text:soft-page-break/><text:tab/>Los flashes se guardan como un array.</text:p>
      <text:p text:style-name="P3"><text:tab/>Javascript cuando le mandas una vista en PHP, la recibe como texto y no realiza nada.</text:p>
      <text:p text:style-name="P9">JAVASCRIPT</text:p>
      <text:p text:style-name="P5"><text:tab/>Cuando no se ejecutan acciones de js es probablemente porque el objeto del DOM tiene un id diferente al que le estás mandando.</text:p>
      <text:p text:style-name="P7">PROTOCOLOS</text:p>
      <text:p text:style-name="P3"><text:tab/>Https puede usarse cuando hay pagos con tarjeta, etc. y cuando no quieres intermediarios.</text:p>
      <text:p text:style-name="P3"><text:tab/><text:span text:style-name="T5">Status 302 Found, el recurso ha sido movido temporalmente de locación en la URL.</text:span></text:p>
      <text:p text:style-name="P3"><text:tab/><text:span text:style-name="T5">Status 301 Moved Permanently. Este y el anterior suelen ser muy parecidos y usados de manera intercambiable.</text:span></text:p>
      <text:p text:style-name="P3"><text:tab/><text:span text:style-name="T5">Status 304 Not Modified. Regresa que no es necesario mandar la petición de nuevo.</text:span></text:p>
      <text:p text:style-name="P8">GIT</text:p>
      <text:p text:style-name="P4"><text:tab/>Los nombres de las ramas son sensibles a mayus/minu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31T19:00:26.683414053</meta:creation-date>
    <dc:date>2020-01-01T10:16:06.083103595</dc:date>
    <meta:editing-duration>PT10M34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28" meta:word-count="346" meta:character-count="2042" meta:non-whitespace-character-count="1703"/>
  </office:meta>
</office:document-meta>
</file>